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Times New Roman" svg:font-family="'Times New Roman'" style:font-family-generic="roman"/>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Times New Roman1" svg:font-family="'Times New Roman'"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paragraph-properties fo:margin-left="0in" fo:margin-right="0in" fo:margin-top="0in" fo:margin-bottom="0.0201in" loext:contextual-spacing="false" fo:line-height="200%" fo:text-indent="0in" style:auto-text-indent="false"/>
      <style:text-properties style:font-name="Times New Roman" fo:font-size="12pt" officeooo:rsid="0045f551" officeooo:paragraph-rsid="0045f551" style:font-size-asian="12pt" style:font-size-complex="12pt"/>
    </style:style>
    <style:style style:name="P2" style:family="paragraph" style:parent-style-name="Standard">
      <style:paragraph-properties fo:margin-left="0in" fo:margin-right="0in" fo:margin-top="0in" fo:margin-bottom="0.0201in" loext:contextual-spacing="false" fo:line-height="200%" fo:text-indent="0in" style:auto-text-indent="false"/>
      <style:text-properties style:font-name="Times New Roman" fo:font-size="12pt" officeooo:rsid="001f07c3" officeooo:paragraph-rsid="001f07c3" style:font-size-asian="12pt" style:font-size-complex="12pt"/>
    </style:style>
    <style:style style:name="P3" style:family="paragraph" style:parent-style-name="Standard">
      <style:paragraph-properties fo:margin-left="0in" fo:margin-right="0in" fo:margin-top="0in" fo:margin-bottom="0.0201in" loext:contextual-spacing="false" fo:line-height="200%" fo:text-indent="0in" style:auto-text-indent="false"/>
      <style:text-properties style:font-name="Times New Roman" fo:font-size="12pt" officeooo:rsid="001f07c3" officeooo:paragraph-rsid="005abd81" style:font-size-asian="12pt" style:font-size-complex="12pt"/>
    </style:style>
    <style:style style:name="P4" style:family="paragraph" style:parent-style-name="Standard">
      <style:paragraph-properties fo:margin-left="0in" fo:margin-right="0in" fo:margin-top="0in" fo:margin-bottom="0.0201in" loext:contextual-spacing="false" fo:line-height="200%" fo:text-indent="0in" style:auto-text-indent="false"/>
      <style:text-properties style:font-name="Times New Roman" fo:font-size="12pt" officeooo:rsid="003b09d2" officeooo:paragraph-rsid="003b09d2" style:font-size-asian="12pt" style:font-size-complex="12pt"/>
    </style:style>
    <style:style style:name="P5" style:family="paragraph" style:parent-style-name="Standard">
      <style:paragraph-properties fo:margin-left="0in" fo:margin-right="0in" fo:margin-top="0in" fo:margin-bottom="0.0201in" loext:contextual-spacing="false" fo:line-height="200%" fo:text-indent="0in" style:auto-text-indent="false"/>
      <style:text-properties style:font-name="Times New Roman" fo:font-size="12pt" officeooo:rsid="003b09d2" officeooo:paragraph-rsid="0062e55e" style:font-size-asian="12pt" style:font-size-complex="12pt"/>
    </style:style>
    <style:style style:name="P6" style:family="paragraph" style:parent-style-name="Standard">
      <style:paragraph-properties fo:margin-left="0in" fo:margin-right="0in" fo:margin-top="0in" fo:margin-bottom="0.0201in" loext:contextual-spacing="false" fo:line-height="200%" fo:text-indent="0in" style:auto-text-indent="false"/>
      <style:text-properties style:font-name="Times New Roman" fo:font-size="12pt" officeooo:rsid="003cf9aa" officeooo:paragraph-rsid="003cf9aa" style:font-size-asian="12pt" style:font-size-complex="12pt"/>
    </style:style>
    <style:style style:name="P7" style:family="paragraph" style:parent-style-name="Standard">
      <style:paragraph-properties fo:margin-left="0in" fo:margin-right="0in" fo:margin-top="0in" fo:margin-bottom="0.0201in" loext:contextual-spacing="false" fo:line-height="200%" fo:text-indent="0in" style:auto-text-indent="false"/>
      <style:text-properties style:font-name="Times New Roman" fo:font-size="12pt" officeooo:rsid="004bbc69" officeooo:paragraph-rsid="0064a1f4" style:font-size-asian="12pt" style:font-size-complex="12pt"/>
    </style:style>
    <style:style style:name="P8" style:family="paragraph" style:parent-style-name="Standard">
      <style:paragraph-properties fo:margin-left="0in" fo:margin-right="0in" fo:margin-top="0in" fo:margin-bottom="0.0201in" loext:contextual-spacing="false" fo:line-height="200%" fo:text-indent="0in" style:auto-text-indent="false"/>
      <style:text-properties style:font-name="Times New Roman" fo:font-size="12pt" officeooo:rsid="004bbc69" officeooo:paragraph-rsid="0066f06c" style:font-size-asian="12pt" style:font-size-complex="12pt"/>
    </style:style>
    <style:style style:name="P9" style:family="paragraph" style:parent-style-name="Standard">
      <style:paragraph-properties fo:margin-left="0in" fo:margin-right="0in" fo:margin-top="0in" fo:margin-bottom="0.0201in" loext:contextual-spacing="false" fo:line-height="200%" fo:text-indent="0in" style:auto-text-indent="false"/>
      <style:text-properties style:font-name="Times New Roman" fo:font-size="12pt" officeooo:rsid="004bbc69" officeooo:paragraph-rsid="00682fcd" style:font-size-asian="12pt" style:font-size-complex="12pt"/>
    </style:style>
    <style:style style:name="P10" style:family="paragraph" style:parent-style-name="Standard">
      <style:paragraph-properties fo:margin-left="0in" fo:margin-right="0in" fo:margin-top="0in" fo:margin-bottom="0.0201in" loext:contextual-spacing="false" fo:line-height="200%" fo:text-indent="0in" style:auto-text-indent="false"/>
      <style:text-properties style:font-name="Times New Roman" fo:font-size="12pt" officeooo:rsid="00446d2d" officeooo:paragraph-rsid="005e9919" style:font-size-asian="12pt" style:font-size-complex="12pt"/>
    </style:style>
    <style:style style:name="P11" style:family="paragraph" style:parent-style-name="Standard">
      <style:paragraph-properties fo:margin-left="0in" fo:margin-right="0in" fo:margin-top="0in" fo:margin-bottom="0.0201in" loext:contextual-spacing="false" fo:line-height="200%" fo:text-indent="0in" style:auto-text-indent="false"/>
      <style:text-properties style:font-name="Times New Roman" fo:font-size="12pt" officeooo:rsid="0066f06c" officeooo:paragraph-rsid="00682fcd" style:font-size-asian="12pt" style:font-size-complex="12pt"/>
    </style:style>
    <style:style style:name="P12" style:family="paragraph" style:parent-style-name="Standard">
      <style:paragraph-properties fo:margin-left="0in" fo:margin-right="0in" fo:margin-top="0in" fo:margin-bottom="0.0201in" loext:contextual-spacing="false" fo:line-height="200%" fo:text-indent="0in" style:auto-text-indent="false"/>
      <style:text-properties style:font-name="Times New Roman" fo:font-size="12pt" fo:font-weight="bold" officeooo:rsid="001f07c3" officeooo:paragraph-rsid="001f07c3" style:font-size-asian="12pt" style:font-weight-asian="bold" style:font-size-complex="12pt" style:font-weight-complex="bold"/>
    </style:style>
    <style:style style:name="P13" style:family="paragraph" style:parent-style-name="Standard">
      <style:paragraph-properties fo:margin-left="0in" fo:margin-right="0in" fo:margin-top="0in" fo:margin-bottom="0.0201in" loext:contextual-spacing="false" fo:line-height="200%" fo:text-indent="0in" style:auto-text-indent="false"/>
      <style:text-properties style:font-name="Times New Roman" fo:font-size="12pt" fo:font-weight="bold" officeooo:rsid="004fc98c" officeooo:paragraph-rsid="004fc98c" style:font-size-asian="12pt" style:font-weight-asian="bold" style:font-size-complex="12pt" style:font-weight-complex="bold"/>
    </style:style>
    <style:style style:name="P14" style:family="paragraph" style:parent-style-name="Standard">
      <style:paragraph-properties fo:margin-left="0in" fo:margin-right="0in" fo:margin-top="0in" fo:margin-bottom="0.0201in" loext:contextual-spacing="false" fo:line-height="200%" fo:text-indent="0in" style:auto-text-indent="false"/>
      <style:text-properties style:font-name="Times New Roman" fo:font-size="12pt" fo:font-style="italic" officeooo:rsid="0049263e" officeooo:paragraph-rsid="0049263e" fo:background-color="#fff200" style:font-size-asian="12pt" style:font-style-asian="italic" style:font-size-complex="12pt" style:font-style-complex="italic"/>
    </style:style>
    <style:style style:name="P15" style:family="paragraph" style:parent-style-name="Standard">
      <style:paragraph-properties fo:margin-left="0in" fo:margin-right="0in" fo:margin-top="0in" fo:margin-bottom="0.0201in" loext:contextual-spacing="false" fo:line-height="200%" fo:text-indent="0in" style:auto-text-indent="false"/>
      <style:text-properties style:font-name="Times New Roman" fo:font-size="12pt" fo:font-style="italic" officeooo:rsid="0032a017" officeooo:paragraph-rsid="0032a017" fo:background-color="#fff200" style:font-size-asian="12pt" style:font-style-asian="italic" style:font-size-complex="12pt" style:font-style-complex="italic"/>
    </style:style>
    <style:style style:name="P16" style:family="paragraph" style:parent-style-name="Standard">
      <style:paragraph-properties fo:margin-left="0in" fo:margin-right="0in" fo:margin-top="0in" fo:margin-bottom="0.0201in" loext:contextual-spacing="false" fo:line-height="200%" fo:text-indent="0in" style:auto-text-indent="false"/>
      <style:text-properties style:font-name="Times New Roman" fo:font-size="12pt" officeooo:rsid="0029d5c0" officeooo:paragraph-rsid="0029d5c0" fo:background-color="#fff200" style:font-size-asian="12pt" style:font-size-complex="12pt"/>
    </style:style>
    <style:style style:name="P17" style:family="paragraph" style:parent-style-name="Standard">
      <style:paragraph-properties fo:margin-left="0in" fo:margin-right="0in" fo:margin-top="0in" fo:margin-bottom="0.0201in" loext:contextual-spacing="false" fo:line-height="200%" fo:text-indent="0in" style:auto-text-indent="false"/>
      <style:text-properties style:font-name="Times New Roman" fo:font-size="12pt" fo:font-weight="normal" officeooo:rsid="006f9a02" officeooo:paragraph-rsid="006f9a02" style:font-size-asian="12pt" style:font-weight-asian="normal" style:font-size-complex="12pt" style:font-weight-complex="normal"/>
    </style:style>
    <style:style style:name="P18" style:family="paragraph" style:parent-style-name="Standard">
      <style:paragraph-properties fo:margin-left="0in" fo:margin-right="0in" fo:margin-top="0in" fo:margin-bottom="0.0201in" loext:contextual-spacing="false" fo:line-height="200%" fo:text-indent="0in" style:auto-text-indent="false"/>
      <style:text-properties officeooo:paragraph-rsid="006c72b3"/>
    </style:style>
    <style:style style:name="P19" style:family="paragraph" style:parent-style-name="Text_20_body">
      <style:paragraph-properties fo:margin-left="0in" fo:margin-right="0in" fo:margin-top="0in" fo:margin-bottom="0.0201in" loext:contextual-spacing="false" fo:line-height="200%" fo:text-indent="0in" style:auto-text-indent="false"/>
      <style:text-properties style:font-name="Times New Roman" fo:font-size="12pt" officeooo:paragraph-rsid="00264f07" style:font-size-asian="12pt" style:font-size-complex="12pt"/>
    </style:style>
    <style:style style:name="P20" style:family="paragraph" style:parent-style-name="Text_20_body">
      <style:paragraph-properties fo:margin-left="0in" fo:margin-right="0in" fo:margin-top="0in" fo:margin-bottom="0.0201in" loext:contextual-spacing="false" fo:line-height="200%" fo:text-indent="0in" style:auto-text-indent="false"/>
      <style:text-properties style:font-name="Times New Roman" fo:font-size="12pt" officeooo:rsid="003604e7" officeooo:paragraph-rsid="003604e7" style:font-size-asian="12pt" style:font-size-complex="12pt"/>
    </style:style>
    <style:style style:name="P21" style:family="paragraph" style:parent-style-name="Text_20_body">
      <style:paragraph-properties fo:margin-left="0in" fo:margin-right="0in" fo:margin-top="0in" fo:margin-bottom="0.0201in" loext:contextual-spacing="false" fo:line-height="200%" fo:text-indent="0in" style:auto-text-indent="false"/>
      <style:text-properties style:font-name="Times New Roman" fo:font-size="12pt" officeooo:rsid="003604e7" officeooo:paragraph-rsid="00264f07" style:font-size-asian="12pt" style:font-size-complex="12pt"/>
    </style:style>
    <style:style style:name="P22" style:family="paragraph" style:parent-style-name="Text_20_body">
      <style:paragraph-properties fo:margin-left="0in" fo:margin-right="0in" fo:margin-top="0in" fo:margin-bottom="0.0201in" loext:contextual-spacing="false" fo:line-height="200%" fo:text-indent="0in" style:auto-text-indent="false"/>
      <style:text-properties style:font-name="Times New Roman" fo:font-size="12pt" fo:font-weight="bold" officeooo:rsid="00509e4c" officeooo:paragraph-rsid="00509e4c" style:font-size-asian="12pt" style:font-weight-asian="bold" style:font-size-complex="12pt" style:font-weight-complex="bold"/>
    </style:style>
    <style:style style:name="P23" style:family="paragraph" style:parent-style-name="Text_20_body">
      <style:paragraph-properties fo:margin-left="0in" fo:margin-right="0in" fo:margin-top="0in" fo:margin-bottom="0.0201in" loext:contextual-spacing="false" fo:line-height="200%" fo:text-indent="0in" style:auto-text-indent="false"/>
      <style:text-properties style:font-name="Times New Roman" fo:font-size="12pt" fo:font-weight="normal" officeooo:rsid="00509e4c" officeooo:paragraph-rsid="00509e4c" style:font-size-asian="12pt" style:font-weight-asian="normal" style:font-size-complex="12pt" style:font-weight-complex="normal"/>
    </style:style>
    <style:style style:name="P24" style:family="paragraph" style:parent-style-name="Text_20_body">
      <style:paragraph-properties fo:margin-left="0in" fo:margin-right="0in" fo:margin-top="0in" fo:margin-bottom="0.0201in" loext:contextual-spacing="false" fo:line-height="200%" fo:text-indent="0in" style:auto-text-indent="false"/>
      <style:text-properties style:font-name="Times New Roman" fo:font-size="12pt" fo:font-style="normal" officeooo:paragraph-rsid="00264f07" style:font-size-asian="12pt" style:font-style-asian="normal" style:font-size-complex="12pt" style:font-style-complex="normal"/>
    </style:style>
    <style:style style:name="P25" style:family="paragraph" style:parent-style-name="First_20_Paragraph">
      <style:paragraph-properties fo:margin-left="0in" fo:margin-right="0in" fo:margin-top="0in" fo:margin-bottom="0.0201in" loext:contextual-spacing="false" fo:line-height="200%" fo:text-indent="0in" style:auto-text-indent="false"/>
      <style:text-properties style:font-name="Times New Roman" fo:font-size="12pt" officeooo:paragraph-rsid="00264f07" style:font-size-asian="12pt" style:font-size-complex="12pt"/>
    </style:style>
    <style:style style:name="P26" style:family="paragraph" style:parent-style-name="Text_20_body">
      <style:paragraph-properties fo:margin-top="0in" fo:margin-bottom="0.0201in" loext:contextual-spacing="false" fo:line-height="200%"/>
      <style:text-properties style:font-name="Times New Roman" officeooo:paragraph-rsid="00509e4c"/>
    </style:style>
    <style:style style:name="P27" style:family="paragraph" style:parent-style-name="Text_20_body">
      <style:paragraph-properties fo:margin-top="0in" fo:margin-bottom="0.0201in" loext:contextual-spacing="false" fo:line-height="200%"/>
      <style:text-properties style:use-window-font-color="true" style:font-name="Times New Roman" fo:language="en" fo:country="GB" fo:font-weight="bold" officeooo:paragraph-rsid="00509e4c" style:font-weight-asian="bold" style:font-weight-complex="bold"/>
    </style:style>
    <style:style style:name="P28" style:family="paragraph" style:parent-style-name="Text_20_body">
      <style:paragraph-properties fo:margin-top="0in" fo:margin-bottom="0.0201in" loext:contextual-spacing="false" fo:line-height="200%"/>
      <style:text-properties style:use-window-font-color="true" style:font-name="Times New Roman" fo:language="en" fo:country="GB" fo:font-style="italic" officeooo:paragraph-rsid="00509e4c" style:font-style-asian="italic" style:font-style-complex="italic"/>
    </style:style>
    <style:style style:name="P29" style:family="paragraph" style:parent-style-name="Text_20_body">
      <style:paragraph-properties fo:margin-top="0in" fo:margin-bottom="0.0201in" loext:contextual-spacing="false" fo:line-height="200%"/>
      <style:text-properties style:use-window-font-color="true" style:font-name="Times New Roman" fo:language="en" fo:country="GB" officeooo:paragraph-rsid="00509e4c"/>
    </style:style>
    <style:style style:name="P30" style:family="paragraph" style:parent-style-name="Standard">
      <style:paragraph-properties fo:margin-left="0in" fo:margin-right="0in" fo:margin-top="0in" fo:margin-bottom="0.0201in" loext:contextual-spacing="false" fo:line-height="200%" fo:text-indent="0in" style:auto-text-indent="false"/>
      <style:text-properties style:font-name="Times New Roman" fo:font-size="12pt" fo:font-style="italic" fo:font-weight="normal" officeooo:rsid="00769699" officeooo:paragraph-rsid="00769699" style:font-size-asian="12pt" style:font-style-asian="italic" style:font-weight-asian="normal" style:font-size-complex="12pt" style:font-style-complex="italic" style:font-weight-complex="normal"/>
    </style:style>
    <style:style style:name="P31" style:family="paragraph" style:parent-style-name="Compact" style:list-style-name="WWNum1001">
      <style:paragraph-properties fo:margin-left="0in" fo:margin-right="0in" fo:margin-top="0in" fo:margin-bottom="0.0201in" loext:contextual-spacing="false" fo:line-height="200%" fo:text-indent="0in" style:auto-text-indent="false"/>
      <style:text-properties style:font-name="Times New Roman" fo:font-size="12pt" officeooo:paragraph-rsid="00264f07" style:font-size-asian="12pt" style:font-size-complex="12pt"/>
    </style:style>
    <style:style style:name="P32" style:family="paragraph" style:parent-style-name="Compact" style:list-style-name="WWNum1002">
      <style:paragraph-properties fo:margin-left="0in" fo:margin-right="0in" fo:margin-top="0in" fo:margin-bottom="0.0201in" loext:contextual-spacing="false" fo:line-height="200%" fo:text-indent="0in" style:auto-text-indent="false"/>
      <style:text-properties style:font-name="Times New Roman" fo:font-size="12pt" officeooo:paragraph-rsid="00264f07" style:font-size-asian="12pt" style:font-size-complex="12pt"/>
    </style:style>
    <style:style style:name="P33" style:family="paragraph" style:parent-style-name="Compact" style:list-style-name="WWNum1003">
      <style:paragraph-properties fo:margin-left="0in" fo:margin-right="0in" fo:margin-top="0in" fo:margin-bottom="0.0201in" loext:contextual-spacing="false" fo:line-height="200%" fo:text-indent="0in" style:auto-text-indent="false"/>
      <style:text-properties style:font-name="Times New Roman" fo:font-size="12pt" officeooo:paragraph-rsid="00264f07" style:font-size-asian="12pt" style:font-size-complex="12pt"/>
    </style:style>
    <style:style style:name="P34" style:family="paragraph" style:parent-style-name="Compact" style:list-style-name="WWNum1004">
      <style:paragraph-properties fo:margin-left="0in" fo:margin-right="0in" fo:margin-top="0in" fo:margin-bottom="0.0201in" loext:contextual-spacing="false" fo:line-height="200%" fo:text-indent="0in" style:auto-text-indent="false"/>
      <style:text-properties style:font-name="Times New Roman" fo:font-size="12pt" officeooo:paragraph-rsid="00264f07" style:font-size-asian="12pt" style:font-size-complex="12pt"/>
    </style:style>
    <style:style style:name="P35" style:family="paragraph" style:parent-style-name="Compact" style:list-style-name="WWNum1001">
      <style:paragraph-properties fo:margin-left="0in" fo:margin-right="0in" fo:margin-top="0in" fo:margin-bottom="0.0201in" loext:contextual-spacing="false" fo:line-height="200%" fo:text-indent="0in" style:auto-text-indent="false"/>
      <style:text-properties style:font-name="Times New Roman" fo:font-size="12pt" officeooo:rsid="0026ebc9" officeooo:paragraph-rsid="0026ebc9" style:font-size-asian="12pt" style:font-size-complex="12pt"/>
    </style:style>
    <style:style style:name="T1" style:family="text">
      <style:text-properties officeooo:rsid="003590e6"/>
    </style:style>
    <style:style style:name="T2" style:family="text">
      <style:text-properties officeooo:rsid="0035d469"/>
    </style:style>
    <style:style style:name="T3" style:family="text">
      <style:text-properties fo:font-weight="bold" style:font-weight-asian="bold" style:font-weight-complex="bold"/>
    </style:style>
    <style:style style:name="T4" style:family="text">
      <style:text-properties fo:font-weight="bold" officeooo:rsid="0046bf52" style:font-weight-asian="bold" style:font-weight-complex="bold"/>
    </style:style>
    <style:style style:name="T5" style:family="text">
      <style:text-properties officeooo:rsid="003b09d2"/>
    </style:style>
    <style:style style:name="T6" style:family="text">
      <style:text-properties officeooo:rsid="003cf9aa"/>
    </style:style>
    <style:style style:name="T7" style:family="text">
      <style:text-properties officeooo:rsid="003e2a18"/>
    </style:style>
    <style:style style:name="T8" style:family="text">
      <style:text-properties officeooo:rsid="0040cf30" fo:background-color="#fff200" loext:char-shading-value="0"/>
    </style:style>
    <style:style style:name="T9" style:family="text">
      <style:text-properties officeooo:rsid="005e685d" fo:background-color="#fff200" loext:char-shading-value="0"/>
    </style:style>
    <style:style style:name="T10" style:family="text">
      <style:text-properties officeooo:rsid="0045f551" fo:background-color="#fff200" loext:char-shading-value="0"/>
    </style:style>
    <style:style style:name="T11" style:family="text">
      <style:text-properties officeooo:rsid="00623b2e" fo:background-color="#fff200" loext:char-shading-value="0"/>
    </style:style>
    <style:style style:name="T12" style:family="text">
      <style:text-properties officeooo:rsid="0043e6d0"/>
    </style:style>
    <style:style style:name="T13" style:family="text">
      <style:text-properties officeooo:rsid="0044936e"/>
    </style:style>
    <style:style style:name="T14" style:family="text">
      <style:text-properties officeooo:rsid="0045f551"/>
    </style:style>
    <style:style style:name="T15" style:family="text">
      <style:text-properties officeooo:rsid="004d6a7e"/>
    </style:style>
    <style:style style:name="T16" style:family="text">
      <style:text-properties style:use-window-font-color="true" style:text-position="super 58%" fo:language="en" fo:country="GB"/>
    </style:style>
    <style:style style:name="T17" style:family="text">
      <style:text-properties style:use-window-font-color="true" fo:language="en" fo:country="GB"/>
    </style:style>
    <style:style style:name="T18" style:family="text">
      <style:text-properties style:use-window-font-color="true" fo:language="en" fo:country="GB" fo:font-style="italic" style:font-style-asian="italic" style:font-style-complex="italic"/>
    </style:style>
    <style:style style:name="T19" style:family="text">
      <style:text-properties style:use-window-font-color="true" fo:language="en" fo:country="GB" style:font-name-complex="Times New Roman1"/>
    </style:style>
    <style:style style:name="T20" style:family="text">
      <style:text-properties officeooo:rsid="0050eefc"/>
    </style:style>
    <style:style style:name="T21" style:family="text">
      <style:text-properties officeooo:rsid="0051c907"/>
    </style:style>
    <style:style style:name="T22" style:family="text">
      <style:text-properties fo:font-style="italic" style:font-style-asian="italic" style:font-style-complex="italic"/>
    </style:style>
    <style:style style:name="T23" style:family="text">
      <style:text-properties fo:font-style="italic" officeooo:rsid="00730578" style:font-style-asian="italic" style:font-style-complex="italic"/>
    </style:style>
    <style:style style:name="T24" style:family="text">
      <style:text-properties fo:font-style="italic" fo:background-color="#fff200" loext:char-shading-value="0" style:font-style-asian="italic" style:font-style-complex="italic"/>
    </style:style>
    <style:style style:name="T25" style:family="text">
      <style:text-properties fo:font-style="italic" officeooo:rsid="0044936e" fo:background-color="#fff200" loext:char-shading-value="0" style:font-style-asian="italic" style:font-style-complex="italic"/>
    </style:style>
    <style:style style:name="T26" style:family="text">
      <style:text-properties fo:font-style="italic" officeooo:rsid="0045f551" fo:background-color="#fff200" loext:char-shading-value="0" style:font-style-asian="italic" style:font-style-complex="italic"/>
    </style:style>
    <style:style style:name="T27" style:family="text">
      <style:text-properties fo:font-style="italic" officeooo:rsid="003cf9aa" fo:background-color="#fff200" loext:char-shading-value="0" style:font-style-asian="italic" style:font-style-complex="italic"/>
    </style:style>
    <style:style style:name="T28" style:family="text">
      <style:text-properties fo:font-style="italic" fo:font-weight="bold" officeooo:rsid="00682fcd" style:font-style-asian="italic" style:font-weight-asian="bold" style:font-style-complex="italic" style:font-weight-complex="bold"/>
    </style:style>
    <style:style style:name="T29" style:family="text">
      <style:text-properties style:font-name="Times New Roman" fo:font-size="12pt" officeooo:rsid="0045f551" style:font-size-asian="12pt" style:font-size-complex="12pt"/>
    </style:style>
    <style:style style:name="T30" style:family="text">
      <style:text-properties style:font-name="Times New Roman" fo:font-size="12pt" officeooo:rsid="003604e7" style:font-size-asian="12pt" style:font-size-complex="12pt"/>
    </style:style>
    <style:style style:name="T31" style:family="text">
      <style:text-properties style:font-name="Times New Roman" fo:font-size="12pt" officeooo:rsid="00623b2e" style:font-size-asian="12pt" style:font-size-complex="12pt"/>
    </style:style>
    <style:style style:name="T32" style:family="text">
      <style:text-properties style:font-name="Times New Roman" fo:font-size="12pt" officeooo:rsid="0066f06c" style:font-size-asian="12pt" style:font-size-complex="12pt"/>
    </style:style>
    <style:style style:name="T33" style:family="text">
      <style:text-properties style:font-name="Times New Roman" fo:font-size="12pt" fo:font-style="italic" officeooo:rsid="0045f551" style:font-size-asian="12pt" style:font-style-asian="italic" style:font-size-complex="12pt" style:font-style-complex="italic"/>
    </style:style>
    <style:style style:name="T34" style:family="text">
      <style:text-properties style:font-name="Times New Roman" fo:font-size="12pt" fo:font-style="italic" officeooo:rsid="003604e7" fo:background-color="#fff200" loext:char-shading-value="0" style:font-size-asian="12pt" style:font-style-asian="italic" style:font-size-complex="12pt" style:font-style-complex="italic"/>
    </style:style>
    <style:style style:name="T35" style:family="text">
      <style:text-properties style:font-name="Times New Roman" fo:font-size="12pt" fo:font-weight="bold" officeooo:rsid="003604e7" style:font-size-asian="12pt" style:font-weight-asian="bold" style:font-size-complex="12pt" style:font-weight-complex="bold"/>
    </style:style>
    <style:style style:name="T36" style:family="text">
      <style:text-properties style:font-name="Times New Roman" fo:font-size="12pt" officeooo:rsid="0045f551" fo:background-color="#fff200" loext:char-shading-value="0" style:font-size-asian="12pt" style:font-size-complex="12pt"/>
    </style:style>
    <style:style style:name="T37" style:family="text">
      <style:text-properties style:font-name="Times New Roman" fo:font-size="12pt" officeooo:rsid="0059999f" fo:background-color="#fff200" loext:char-shading-value="0" style:font-size-asian="12pt" style:font-size-complex="12pt"/>
    </style:style>
    <style:style style:name="T38" style:family="text">
      <style:text-properties officeooo:rsid="005b851f"/>
    </style:style>
    <style:style style:name="T39" style:family="text">
      <style:text-properties officeooo:rsid="005e685d"/>
    </style:style>
    <style:style style:name="T40" style:family="text">
      <style:text-properties fo:font-style="normal" officeooo:rsid="0062e55e" style:font-style-asian="normal" style:font-style-complex="normal"/>
    </style:style>
    <style:style style:name="T41" style:family="text">
      <style:text-properties fo:font-style="normal" officeooo:rsid="003b09d2" style:font-style-asian="normal" style:font-style-complex="normal"/>
    </style:style>
    <style:style style:name="T42" style:family="text">
      <style:text-properties officeooo:rsid="0064a1f4"/>
    </style:style>
    <style:style style:name="T43" style:family="text">
      <style:text-properties officeooo:rsid="0066f06c"/>
    </style:style>
    <style:style style:name="T44" style:family="text">
      <style:text-properties officeooo:rsid="00682fcd"/>
    </style:style>
    <style:style style:name="T45" style:family="text">
      <style:text-properties officeooo:rsid="006993b9"/>
    </style:style>
    <style:style style:name="T46" style:family="text">
      <style:text-properties fo:font-weight="normal" officeooo:rsid="006f9a02" style:font-weight-asian="normal" style:font-weight-complex="normal"/>
    </style:style>
    <style:style style:name="T47" style:family="text">
      <style:text-properties officeooo:rsid="00711b94"/>
    </style:style>
    <style:style style:name="T48" style:family="text">
      <style:text-properties officeooo:rsid="0073057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3">Top down effect of apex predators on </text:span><text:span text:style-name="T4">plant-herbivore interaction network</text:span><text:span text:style-name="T3"> structure in tropical secondary forest.</text:span></text:p>
      <text:p text:style-name="P2">Piotr Szefer, <text:span text:style-name="T13">Vojtech Novotny</text:span></text:p>
      <text:p text:style-name="P2"/>
      <text:p text:style-name="P12">Abstract</text:p>
      <text:p text:style-name="P17">Plant herbivore interactions are modified by plant quality, herbivore diet breadth and predation. However, effects of these tri-trophic interactions were studied mostly in isolated and/or simplified systems despite their potential implications for the whole plant-herbivore interaction networks. <text:span text:style-name="T48">[in the context of the broader community can reveal patterns masked by compensatory dynamics??? - (Clark et al. 2016 multiple interaction…). We have putative interaction networks → <text:s/></text:span><text:span text:style-name="T23">“few studies have investigated the strength of </text:span><text:span text:style-name="T22">predator effects in the context of complex food webs rather than food chains based on a single plant species or a set of closely related plant species (Singer et al. 2012)”</text:span></text:p>
      <text:p text:style-name="P30">Wether there are overall effects on the food web structure </text:p>
      <text:p text:style-name="P13"/>
      <text:p text:style-name="P13">Key words: <text:span text:style-name="T46">tri-trophic interactions, plant-arthropod herbivore networks, intermediate predation, succession, tropical forest</text:span></text:p>
      <text:p text:style-name="P13"/>
      <text:p text:style-name="P13">Introduction</text:p>
      <text:p text:style-name="P8">Bi<text:span text:style-name="T15">r</text:span>d<text:span text:style-name="T15">s</text:span> and bats are key predators in successional forest in the tropics (Morrison <text:span text:style-name="T15">and</text:span> Lindell, 2012) <text:span text:style-name="T43">and cause top-down control and cascading effects within the food chains, which […] . </text:span></text:p>
      <text:p text:style-name="P11">[Strength of top down effects are contingent on the local site conditions and ]. Different hunting modes of predators, abundnace of intermediate predators, plant specificity, herbivores’ diet breadth (Singer et al. 2014), (apparent trophic cascades for intermediate predators) or ecosystem productivity can modify <text:soft-page-break/>the strength of cascades and be important for the shapes of the food pyramids (top-heavy, bottom heavy).</text:p>
      <text:p text:style-name="P9"><text:span text:style-name="T45">In case of predator-insect herbivore-plant food chains ecosystems top down and cascading effects are usually being studied based on the total abundance [</text:span><text:span text:style-name="T28">need to check that</text:span><text:span text:style-name="T44">] of herbivores and plants and usually in controlled, simplified systems (Schmitz … , Bucher et al 2015) and not in complex natural environment. Different feeding guilds <text:s/>of herbivores may have different responses to predators. Never tested in complex systems in the field [?]</text:span></text:p>
      <text:p text:style-name="P18"><text:span text:style-name="T29">These were studied without consideration to the trophic interactions of herbivores and plants, despite producing hypotheses which have implication for plan herbivore interactions. Enemy Free Hypothesis (EFH) [</text:span><text:span text:style-name="T33">EFS hypothesis and succession… we showed in our previous work that insects would affect the traits. Predators does not affect traits but species composition (from our results only randomness). For lepidoptera (Singer et al. 2014 Herbivore diet breadth mediates the cascading effects...)</text:span><text:span text:style-name="T29">] , suggests, that the network generality should be reduced, as species would not explore full range of their habitat domain, and would be forced to feed on least preferred hosts (Schmitz). </text:span><text:span text:style-name="T36">On the other hand Schmitz (2010, Resolving Ecosystem Complexity) – community detection methods - envisioned network as a collection of food chains, suggesting that this might reduce the complexity of the interactions. We tested whether breaking the food web into smaller comp</text:span><text:span text:style-name="T37">a</text:span><text:span text:style-name="T36">rtments can be beneficial and <text:s/>explain the combined effect of apex predators.</text:span><text:span text:style-name="T29"> </text:span><text:span text:style-name="T30">EFH – enemy free hypothesis predicts, that in the absence of predators herbivores should increase their habitat domain. </text:span><text:span text:style-name="T35">Increased generality of the network</text:span><text:span text:style-name="T30">. The tri-trophic interaction hypothesis (TTI, Mooney, Pratt and Singer 2012) </text:span><text:span text:style-name="T31">coonsideres interactions between</text:span><text:span text:style-name="T30"> </text:span>plant quality, herbivore diet breadth, and predation on herbivore performance. <text:span text:style-name="T32">Enemy free in tropics was doubtfull at least for Ficus (Novotny et al., 1999). </text:span><text:span text:style-name="T11">[</text:span><text:span text:style-name="T24">The TTI hypothesis predicts that dietary specialist herbivores (as compared to generalists) should escape predators and be competitively dominant due to faster growth rates, and that such differences should be greater on low quality (as </text:span><text:soft-page-break/><text:span text:style-name="T24">compared to high quality) host plants.</text:span><text:span text:style-name="T11">]</text:span> - <text:span text:style-name="T47">but fails to predict cooexistence of generalists and specialist herbivores on the same host plants (which seems to be common) </text:span><text:span text:style-name="T34">[Is it possible that intra-guild predation modifies the effects. Because of intensified IGP there could be no increased damage on leaves when top predator are removed. Yes… for vertebrate predators effects predicted by theory does not hold. It is possible however, that there might be important overlooked role of the detrital channels providing energy to intermediate predators (see some conclusions from Schmitz’s book). ]</text:span><text:span text:style-name="T30"> Recent meta analysis showed that apex predators reduce both intermediate predators and herbivores equally, and that they effects are positively correlated i.e. strong effects on herbivores when strong effect on intermediate predators (Effects of vertebrate predators on <text:s/>of IP:H should be positively correlated as in Mooney et al. 2010.).</text:span></text:p>
      <text:p text:style-name="P7"><text:span text:style-name="T39">As stated by Schmitz (2010, Resolving Ecosystem Complexity), top down effects depend strongly on the species involved, and resolving interactions between trophic levels is still lacking. </text:span><text:span text:style-name="T9">[</text:span><text:span text:style-name="T25">Base on Bosc and state that we have biomass and species habitats/intertactions – which hypotheses we can therefore test?</text:span><text:span text:style-name="T10">] </text:span><text:span text:style-name="T14">Bosc et al. (2018) studied the effects of apex predators on top-down and cascading effects on diverse herbivore community, however this study did not include interaction with food plants. Moreover in their evaluation of the effects they used abundance instead of biomass of individual species. Biomass could be more important than abundance (Bosc et al. 2018 used abundance of IGP). This may cause misinterpretation of the results as one of the important effects of apex predators like birds is that they can affect the size structure of the insect community </text:span><text:span text:style-name="T10">[</text:span><text:span text:style-name="T26">My advantage: body sizes… and plant herbivore “interactions”.</text:span><text:span text:style-name="T10">]</text:span><text:span text:style-name="T14"> (Karp and Dailey 2014; Ritchie and Johnson for clues where to find this info). </text:span>Plant-herbivore interactions shape community dynamics <text:span text:style-name="T38">(Burkepile and Parker 2017). </text:span></text:p>
      <text:p text:style-name="P10">Here we present an experimental study of the effects of birds bats and ants effects on plant – herbivore interaction networks and intermediate arthropod predators during community assembly in secondary successional tropical rain forest.</text:p>
      <text:p text:style-name="P14"><text:soft-page-break/><text:span text:style-name="T40">[</text:span>Plant species traits…. Are they related to the strength of the cascade?<text:span text:style-name="T40">]</text:span></text:p>
      <text:p text:style-name="P15"><text:span text:style-name="T40">[</text:span>Why this might be important during succession? <text:span text:style-name="T5">How could food structure help? What are the main problems here. Habitat shifts?</text:span><text:span text:style-name="T41">]</text:span></text:p>
      <text:p text:style-name="P2"/>
      <text:p text:style-name="P5">The effect of top down control <text:span text:style-name="T6">was studied for single group in experimental conditions and not included different plant species (Singer et al. 2014). [</text:span><text:span text:style-name="T27">Will plant functional characteristic help to explain the strength of the cascade? Maybe tropic cascades are stronger for some plant species that for others?</text:span><text:span text:style-name="T6">]</text:span></text:p>
      <text:p text:style-name="P4"/>
      <text:p text:style-name="P6">0. <text:span text:style-name="T8">[Follow Schmitz’s approach to detecting direct and indirect effects] </text:span>Cascading effects present, how does it relate to the review by Mooney et al. 2010?</text:p>
      <text:p text:style-name="P6">1. Cascading effects for individual plant species. <text:span text:style-name="T7">Are they always present? Do they relate to the general abundance of herbivores on plants? Are there plants which are present in both C and P?</text:span></text:p>
      <text:p text:style-name="P6">2. Cascading effects and intermediate predators for each plant species.</text:p>
      <text:p text:style-name="P4">1. <text:span text:style-name="T12">Do</text:span> herbivores in general change their habitat.</text:p>
      <text:p text:style-name="P2"/>
      <text:p text:style-name="P16"><text:span text:style-name="T42">[</text:span><text:span text:style-name="T22">Bottom-up by AMF fungi? What have we done with the fungicide…. We now know thanks to Suspa’s analyses.</text:span><text:span text:style-name="T42">]</text:span> </text:p>
      <text:p text:style-name="P2"/>
      <text:p text:style-name="P25">Succession is a complex ecological process, which includes many interacting abiotic and biotic component. Biotic components of the system create a network of interactions. Functional identity of species involved in interaction network as well as topology the network itself governs many important functions of the ecosystem. Network of interactions affects how the system behaves, based on the <text:soft-page-break/>functional identity of the species involved. However for the tropical forests topology of these networks and how they depend on the higher trophic levels remain unknown.</text:p>
      <text:p text:style-name="P19">Long term debate on the control regime of ecosystems (top down and bottom up) is now considered to be a false dichotomy (Schmitz 2010, and there Hunter and Price 1992). Top-down vs bottom-up together can shape ecosystems. Nevertheless,depending on the species composition and character of interactions between modules in the interaction networks systems can be… Depending on the character of these effects they can cause biomass responses of plant community or remain undetected if total biomass is considered. “Non-consumptive effects have a greater likelihood of propagating strong top-down control over plant abundance and community composition” Schmitz book…. succession in tropical forest can be mainly bottom-up controlled due to very fast growth of early successional plants. Predator removal, experiments however, can cause various consumptive and non-consumptive effects on the herbivores and on plants.</text:p>
      <text:p text:style-name="P3">Structure of interaction web of organisms is important for ecosystem functioning (Trzcinski et al. 2016). Food-web structure has been shown to change along various environmental gradients (Tylianakis, Tscharntke and Lewis, 2007; Dezerald et al. 2013; Morris et al. 2015). However how different components of a food-web affect its structure hasn't been studied yet (Srivastava &amp; Bell 2009). Mere presence of a top predator can have cascading effect on the food web structure through prey and predator chemical cues (Marino, Srivastava and Farjalla 2015) affected abundance, but not on the network sructure.</text:p>
      <text:p text:style-name="P19">But I would prefer to avoid this distinction. I would rather present it as a phenomenon, whether effects cascade down or not for different groups of organisms. Bottom up and top down may co-occur but at different scales (Elschot et al. 2017)</text:p>
      <text:p text:style-name="P24">Work by Schmitz et al. presented mechanistically how predators can shape the plant community composition and provided some basic understanding of food web dynamics. This provided base for <text:soft-page-break/>understanding how these processes shape complex ecological networks. There are many studies showing top down direct effects of herbivores and indirect effects of predators on plant communities (citations). However, studies resolving plant-herbivore networks to species level are rather scarce (are they?)</text:p>
      <text:p text:style-name="P19">So, what is that I predict? There might not be a top down effect on plants and herbivores. But it might be visible between the components. Envisioning the whole system as a collection of food chains (Schmitz in monograph, p. 17). Is there a method to find these collections?</text:p>
      <text:p text:style-name="P19">Top down effects caused by predators can be masked by pooling biomass among multiple food web subsystems (Schmitz, Rooney 2006). Therefore we try to test for the magnitude of those effects after partitioning food wes into its compartments and study top down effect within these compartments.</text:p>
      <text:p text:style-name="P19">Top down effects within the compartments? Compartment methods (Zhao, Zhang, Tian, and Xu 2018, compartments based on energy channels. Can I get these channels form allometric relationships of herbivore biomass? I dont think that it could be possible to do for invertebrate predators).</text:p>
      <text:p text:style-name="P19">Schmitz suggested that complex networks of interactions can be simplified and analysed within strongly interacting modules (Schmitz Resolving ecosysytem complexity). Therefore to study top down effects we used modules identified using DIRTLPAwb+ for weighted bipartite networks (Weighted modularity Beckett 2016).</text:p>
      <text:p text:style-name="P19">Responses of the ecosystem to manipulations can be complex. It has been shown that mortality is higher in the smallest sized groups of insects in the grassland (check that Ovadia and Schmitz 2002). This situation might be different in systems where main predators are birds. This suggests a shift in the size structure of herbivores.</text:p>
      <text:p text:style-name="P19">Intra-guild predation <text:span text:style-name="T1">(bird bats and ants) </text:span>enchances biodiversity and functioning in complex ecosystems (Wang, Broose and Gravel 2019, Ecology)</text:p>
      <text:p text:style-name="P19"><text:soft-page-break/>Here we present a study trying to show how food web topology is determined by biotic components of early successional <text:span text:style-name="T1">communities</text:span> in tropical rain forest. x. Is the a predictive response of the food web to experimental manipulation of the food chain components? What does change with manipulations of herbivores, predators and pathogenic fungi? - ANCOVA for vulnerability, generality (specialisation doesnt make se<text:span text:style-name="T20">n</text:span>se here because we don’t have many species of plants. (vulnerability can tell us if there is reduced variabilty in herbivores feeding on plants. Generality can tell us if under some treatments insects tend to narrow their habitat choice)</text:p>
      <text:list xml:id="list988568701" text:style-name="WWNum1001">
        <text:list-item>
          <text:p text:style-name="P31">Are there top-down effects/bottom-up effects on plants and herbivore diversity abundance etc. Not trying to mechanistically explain but rather show presence or absence of these. Can I group insects into modules? Then I can <text:span text:style-name="T1">characterize</text:span> them also by diversity within module and size distributions.</text:p>
        </text:list-item>
        <text:list-item>
          <text:p text:style-name="P35">Top down effects during successional</text:p>
        </text:list-item>
        <text:list-item>
          <text:p text:style-name="P35">top down effects and intraguild predators.</text:p>
        </text:list-item>
      </text:list>
      <text:list xml:id="list2506263603" text:style-name="WWNum1002">
        <text:list-item>
          <text:p text:style-name="P32">I think that the plot is ok.</text:p>
        </text:list-item>
      </text:list>
      <text:list xml:id="list2716023203" text:style-name="WWNum1003">
        <text:list-item>
          <text:p text:style-name="P33">We test whether these effects can be approximated looking at the changes in specialization of herbivores within plant herbivore food web. relative to the control. IS there any evidence for the habitat shift for most abundant herbivores. How would omnivory affect prediction from schmitz?</text:p>
        </text:list-item>
      </text:list>
      <text:list xml:id="list4141493794" text:style-name="WWNum1004">
        <text:list-item>
          <text:p text:style-name="P34">network figures showing some shift. how this shif<text:span text:style-name="T2">t</text:span> can be evaluated?</text:p>
        </text:list-item>
      </text:list>
      <text:p text:style-name="P25">Explore changes in plant herbivore food web structure subjected to manipulations of top trophic level and introduction of dominant herbivore. in our previous work we shown that predator removal did not have an effect of total productivity of experimental communities however it caused</text:p>
      <text:p text:style-name="P19">How this can help us understand succession better? Maybe it will be visible for some species that they shift their feeding domain… they feed on less/more plants…</text:p>
      <text:p text:style-name="P19">How to account for the diversity effects? <text:span text:style-name="T20">pRDA? Regression on residuals?</text:span></text:p>
      <text:p text:style-name="P19"><text:soft-page-break/>Again, what could be the purpose of increasing generalist weevil abundance <text:span text:style-name="T21">(that is a simulated top down effect on plants)</text:span>?</text:p>
      <text:p text:style-name="P19"/>
      <text:p text:style-name="P19">Plants vs. herbs? Is one of them reacting in a predictable fashion? Main goal is to describe what is changing in this part of the community.</text:p>
      <text:p text:style-name="P21"/>
      <text:p text:style-name="P20">Effect on plant damage and biomass. Removal of predators should result in decreased damage and increased biomass of plants. </text:p>
      <text:p text:style-name="P20"/>
      <text:p text:style-name="P20"/>
      <text:p text:style-name="P27">Materials and methods</text:p>
      <text:p text:style-name="P28"><text:bookmark text:name="study-sites"/>Study sites</text:p>
      <text:p text:style-name="P29">The experiment was conducted in the tropical rainforest surrounding Wanang village (145°5′32″E, 5°14′26″S) located in the Wanang Conservation Area in the Ramu River basin, Madang Province, Papua New Guinea. The climate in the region is humid, with a mild dry season from July to September. Annual rainfall averages ~3500 mm and the mean annual temperature is 26°C (McAlpine, Keig, &amp; Falls 1983). The study was conducted in abandoned food gardens created during slash-and-burn subsistence agriculture within the primary forest matrix. Old gardens can be considered a promising model system for manipulating biotic factors during succession. They are created by clearing patches of primary (and sometimes secondary) forest, usually larger than the average size of a canopy gap (Arihafa &amp; Mack, 2013). After clearance, felled trees are burned to fertilize the soil, gardens are planted with mixed crops, and after a few harvests (typically after three years) they are abandoned and left for spontaneous forest regeneration. Old gardens have open canopies and mostly undisturbed seed banks from the surrounding forest, which is required for initiation of secondary growth. The lack of <text:soft-page-break/>tillage and the lack of pesticide or fertilizer use during cultivation make soil properties and microbial biomass practically indistinguishable from those in naturally created forest gaps (Kukla et al., 2019). Usually the structure of regenerating forests resembles that of the nearby natural forest tree gaps (Richards, Walsh, Baillie, &amp; Greig-Smith, 1996), suggesting a natural course of regeneration. Besides increased nutrient availability, gardens should not differ from primary forest gaps in soil conditions and seed bank composition (Kukla et al., 2019). In particular, variation in seed rain is expected to be small among gardens enclosed within the primary forest matrix, which should allow for a natural course of regeneration (Chazdon, 2003; 2014). Abandoned food gardens in a primary rainforest matrix thus represent an excellent study system for experimentation with secondary succession, enabling a high degree of control over the initial soil and environmental conditions among replicated experimental sites.</text:p>
      <text:p text:style-name="P28"><text:bookmark text:name="experimental-design"/>Experimental design</text:p>
      <text:p text:style-name="P26"><text:span text:style-name="T17">Within a radius of 3 km from the village, we selected six experimental gardens (blocks) 3-5 years old, each covering an area of approximately 400 m</text:span><text:span text:style-name="T16">2</text:span><text:span text:style-name="T17">, separated by a minimal distance of 200 m. To ensure unified conditions for the initial succession within each block, we cleared all aboveground vegetation and removed all the rocks and dead wood so that bare soil covered </text:span><text:span text:style-name="T19">≥</text:span><text:span text:style-name="T17">95% of each plot. We also removed, without tillage, all tree stumps and tree roots from the top 30 cm of soil to prevent re-sprouting. These preparations were shown to have little effect on the seed bank and soil conditions (Chazdon, 2014). Within each of the six blocks, six 5x5 m experimental plots were established, resulting in 36 experimental plots in total. Individual plots were separated by 1 m gaps. We also cleared 3 m wide margins around each (approximately rectangular) block to minimize the effects of the surrounding forest edge on micro-climatic conditions within the plots. A control plot and five experimental treatments were randomly assigned within each block according to a randomized design (Fig. S1, Supporting Information). The following treatments were applied continuously for 12 months:</text:span></text:p>
      <text:p text:style-name="P29"><text:soft-page-break/>1. Control (C) was sprayed weekly with an appropriate amount of water to simulate application of water solution of pesticides and fungicides. In order to account for the possible effect of fencing used in I, P, H1 and H2 treatments (see below) a 50 cm high dummy plastic fence with a 10-20 cm gap left between the ground and the lower edge of the fence was built to allow easy access for crawling insects, lizards and rodents (Fig. S1 C, Supporting Information).</text:p>
      <text:p text:style-name="P29">2. Exclusion of pathogenic fungi (F). Contact fungicide mancozeb (12.5 g soluble powder per 5l, commercial name: Mancozeb 80%) was applied on above ground plants according to manufacturer instructions at weekly intervals in order to reduce infections by a wide range of fungal pathogens. A dummy fence was also used, as in C. </text:p>
      <text:p text:style-name="P29">3. Exclusion of insects (I). To achieve both systemic and non-systemic protection, we applied two types of broad-spectrum insecticides: lambda-cychalothrin (5 ml per 5l, commercial name: Thunder 0.25%) and imidacloprid (1.5ml per 5l, commercial name: Mustang 24%). Because of intensive vegetation growth, insecticide applications were repeated every week according to the manufacturer’s instructions. The plot was surrounded by a 50 cm high plastic fence that continued 20 cm below the ground. Insect glue (tanglefoot) was repeatedly applied on the top of the fence to prevent insect colonization.</text:p>
      <text:p text:style-name="P29">4. Exclusion of predatory ants, insectivorous birds, and bats (P). A transparent fishing net (1.5-2.0 cm mesh size) was secured over the plot to protect vegetation from foraging birds and bats. Ants, as key invertebrate predators were reduced by poisonous tuna baits (permethrin 0.5%) exposed in monthly intervals in enclosed traps. This way, the baits were accessible to ants but not to flying insects. This method resulted in a 91.2% average decrease in ant abundance from secondary forest (Klimes, Janda, Ibalim, Kua, &amp; Novotny 2011). The plot was surrounded by a plastic fence (as in treatment I) to prevent ants from re-colonizing the plot. Mesh size was chosen so that it would allow for any wind dispersed and larger seeds to fall through the netting. Additionally, every week all litter-fall potentially <text:soft-page-break/>containing seeds and insects was collected from the top of the exclosure and randomly placed inside the experimental plot.</text:p>
      <text:p text:style-name="P26"><text:span text:style-name="T17">5. Increased herbivory – moderate level (H1). We used locally common, highly polyphagous, and flightless </text:span><text:span text:style-name="T18">Oribius</text:span><text:span text:style-name="T17"> </text:span><text:span text:style-name="T18">sp.</text:span><text:span text:style-name="T17"> weevils to increase herbivory pressure within the plot. Weevils from this genus were previously documented from the local secondary vegetation and their wide polyphagy was established by feeding tests (Fig. S2, Supporting Information). Every two weeks, 25 weevils were collected in surrounding forest, starved for 24 hours and released into the plot to sustain their population size. Plots were additionally protected from predators with exclosures (see treatment P) and fenced off, with insect glue applied to the top of the fence to prevent weevils from dispersing to the remaining plots.</text:span></text:p>
      <text:p text:style-name="P26"><text:span text:style-name="T17">6. Increased herbivory – high level (H2). The same treatment as above was applied, but with 125 </text:span><text:span text:style-name="T18">Oribius sp.</text:span><text:span text:style-name="T17"> weevils introduced every two weeks per plot.</text:span></text:p>
      <text:p text:style-name="P29">Having six experimental treatments, organized in six blocks allowed us to achieve 80% of statistical power for the effect sizes of approximately 15% shift in baseline descriptor value (Appendix A.6, Supporting Information) </text:p>
      <text:p text:style-name="P28"><text:bookmark text:name="sampling"/>Sampling</text:p>
      <text:p text:style-name="P23"><text:span text:style-name="T17">After 12 months of undisturbed growth, the complete above-ground vegetation from all 36 plots was destructively sampled. In each plot, all plant species were sorted and identified to species and weighed with 1 g accuracy. During sampling all the stems with diameter at breast height (DBH) </text:span><text:span text:style-name="T19">≥</text:span><text:span text:style-name="T17">1 cm were counted to evaluate woody plant abundance. Leaf area was calculated by randomly sampling leaves from the pool of all leaves for each species at a given plot until 50x50 cm area (“leaf frame”) was filled. The frame was then photographed and processed using ImageJ software (Schneider, Rasband, &amp; Eliceiri 2012). Herbivory, defined as a proportion of leaf area loss due to insect feeding, was obtained by comparing leaf area measured to the total estimated area for intact leaves. Leaf frame samples were </text:span><text:soft-page-break/><text:span text:style-name="T17">then oven dried and weighed, and leaf dry matter content (LDMC g dry mass /g wet mass) was recorded. The specific leaf area (SLA, in cm</text:span><text:span text:style-name="T16">2 </text:span><text:span text:style-name="T17">g</text:span><text:span text:style-name="T16">-1</text:span><text:span text:style-name="T17">) was calculated as a ratio of leaf area to its dry mass. To evaluate community functional trait composition the community-weighted mean (CWM) was used for LDMC and SLA in the analysis. CWM's are average trait values where each species’ contribution is weighted by its biomass.</text:span></text:p>
      <text:p text:style-name="P22">Results</text:p>
      <text:p text:style-name="P22"/>
      <text:p text:style-name="P22">Discussion</text:p>
      <text:p text:style-name="P22"/>
      <text:p text:style-name="P22">Referenc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Times New Roman" svg:font-family="'Times New Roman'" style:font-family-generic="roman"/>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Times New Roman1" svg:font-family="'Times New Roman'"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Text_20_body" style:default-outline-level="1" style:list-style-name="" style:class="text">
      <style:paragraph-properties fo:margin-top="0.3335in" fo:margin-bottom="0in" loext:contextual-spacing="false" fo:keep-together="always" fo:keep-with-next="always"/>
      <style:text-properties fo:color="#345a8a" style:font-name="Calibri" fo:font-family="Calibri" style:font-family-generic="roman" style:font-pitch="variable" fo:font-size="16pt" fo:font-weight="bold" style:font-name-asian="WenQuanYi Zen Hei Sharp" style:font-family-asian="'WenQuanYi Zen Hei Sharp'" style:font-family-generic-asian="system" style:font-pitch-asian="variable" style:font-size-asian="16pt" style:font-weight-asian="bold" style:font-name-complex="Lohit Devanagari" style:font-family-complex="'Lohit Devanagari'" style:font-family-generic-complex="system" style:font-pitch-complex="variable" style:font-size-complex="16pt" style:font-weight-complex="bold"/>
    </style:style>
    <style:style style:name="First_20_Paragraph" style:display-name="First Paragraph" style:family="paragraph" style:parent-style-name="Text_20_body" style:next-style-name="Text_20_body" style:default-outline-level=""/>
    <style:style style:name="Compact" style:family="paragraph" style:parent-style-name="Text_20_body" style:default-outline-level="">
      <style:paragraph-properties fo:margin-top="0.0252in" fo:margin-bottom="0.0252in" loext:contextual-spacing="fals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001">
      <text:list-level-style-number text:level="1" style:num-suffix="." style:num-format="a" style:num-letter-sync="true" text:start-value="24">
        <style:list-level-properties text:list-level-position-and-space-mode="label-alignment">
          <style:list-level-label-alignment text:label-followed-by="listtab" fo:text-indent="-0.3335in" fo:margin-left="0.3335in"/>
        </style:list-level-properties>
      </text:list-level-style-number>
      <text:list-level-style-number text:level="2" style:num-suffix="." style:num-format="a" style:num-letter-sync="true" text:start-value="24">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style:num-suffix="." style:num-format="a" style:num-letter-sync="true" text:start-value="24">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style:num-suffix="." style:num-format="a" style:num-letter-sync="true" text:start-value="24">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style:num-suffix="." style:num-format="a" style:num-letter-sync="true" text:start-value="24">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style:num-suffix="." style:num-format="a" style:num-letter-sync="true" text:start-value="24">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style:num-suffix="." style:num-format="a" style:num-letter-sync="true" text:start-value="24">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2">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3">
      <text:list-level-style-number text:level="1" style:num-suffix="." style:num-format="a" style:num-letter-sync="true" text:start-value="24">
        <style:list-level-properties text:list-level-position-and-space-mode="label-alignment">
          <style:list-level-label-alignment text:label-followed-by="listtab" fo:text-indent="-0.3335in" fo:margin-left="0.3335in"/>
        </style:list-level-properties>
      </text:list-level-style-number>
      <text:list-level-style-number text:level="2" style:num-suffix="." style:num-format="a" style:num-letter-sync="true" text:start-value="24">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style:num-suffix="." style:num-format="a" style:num-letter-sync="true" text:start-value="24">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style:num-suffix="." style:num-format="a" style:num-letter-sync="true" text:start-value="24">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style:num-suffix="." style:num-format="a" style:num-letter-sync="true" text:start-value="24">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style:num-suffix="." style:num-format="a" style:num-letter-sync="true" text:start-value="24">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style:num-suffix="." style:num-format="a" style:num-letter-sync="true" text:start-value="24">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4">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21T15:50:53.472566476</meta:creation-date>
    <dc:date>2020-03-18T17:03:13.533379933</dc:date>
    <meta:editing-duration>PT14H37M35S</meta:editing-duration>
    <meta:editing-cycles>61</meta:editing-cycles>
    <meta:generator>LibreOffice/6.1.6.3$Linux_X86_64 LibreOffice_project/10$Build-3</meta:generator>
    <meta:document-statistic meta:table-count="0" meta:image-count="0" meta:object-count="0" meta:page-count="12" meta:paragraph-count="62" meta:word-count="3368" meta:character-count="22004" meta:non-whitespace-character-count="18687"/>
  </office:meta>
</office:document-meta>
</file>